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dash" draw:stroke-dash="Ultrafine_20_Dashed" draw:fill="solid" draw:fill-color="#000000" draw:textarea-horizontal-align="center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marker-end="Arrow" draw:marker-end-width="0.102cm" draw:fill="solid" draw:fill-color="#000000" draw:textarea-horizontal-align="center" draw:textarea-vertical-align="middle" draw:shadow="hidden"/>
    </style:style>
    <style:style style:name="gr10" style:family="graphic" style:parent-style-name="objectwithoutfill">
      <style:graphic-properties svg:stroke-width="0.051cm" draw:marker-start-width="0.381cm" draw:marker-end-width="0.381cm" draw:fill="none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custom-shape draw:style-name="gr1" draw:text-style-name="P1" draw:layer="layout" svg:width="0.436cm" svg:height="1.575cm" svg:x="5.163cm" svg:y="0.921cm">
            <text:p/>
            <draw:enhanced-geometry svg:viewBox="0 0 21600 21600" draw:glue-points="10800 0 3163 3163 0 10800 3163 18437 10800 21600 18437 18437 21600 10800 18437 3163" draw:text-areas="3163 3163 18437 18437" draw:type="ring" draw:modifiers="1581.4285714285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5.379cm" svg:y1="0.921cm" svg:x2="5.814cm" svg:y2="0.922cm">
            <text:p/>
          </draw:line>
          <draw:path draw:style-name="gr3" draw:text-style-name="P1" draw:layer="layout" svg:width="0.222cm" svg:height="1.492cm" svg:x="5.814cm" svg:y="0.922cm" svg:viewBox="0 0 223 1493" svg:d="m0 0c38 3 75 29 96 76s42 95 57 147c14 43 25 92 32 139 6 47 11 95 17 143 5 46 12 95 16 144 5 46 7 95 4 143l-1-10c3 48 1 97-3 143-5 49-12 98-17 144-5 48-11 96-17 143s-18 96-31 139c-16 52-62 95-83 142">
            <text:p/>
          </draw:path>
          <draw:path draw:style-name="gr3" draw:text-style-name="P1" draw:layer="layout" svg:width="0.272cm" svg:height="0.318cm" draw:transform="rotate (-1.24058003231734) translate (5.50421544893467cm 2.22109618442147cm)" svg:viewBox="0 0 273 319" svg:d="m0-8656c43 7 88-7 131-8 46-1 101-15 124-57 19-35 26-84 4-124s-55-73-90-102l-34-20-6-6">
            <text:p/>
          </draw:path>
          <draw:line draw:style-name="gr2" draw:text-style-name="P1" draw:layer="layout" svg:x1="5.204cm" svg:y1="2.821cm" svg:x2="5.204cm" svg:y2="2.324cm">
            <text:p/>
          </draw:line>
          <draw:line draw:style-name="gr2" draw:text-style-name="P1" draw:layer="layout" svg:x1="5.549cm" svg:y1="2.963cm" svg:x2="5.549cm" svg:y2="2.344cm">
            <text:p/>
          </draw:line>
          <draw:line draw:style-name="gr2" draw:text-style-name="P1" draw:layer="layout" svg:x1="5.884cm" svg:y1="2.963cm" svg:x2="5.884cm" svg:y2="2.344cm">
            <text:p/>
          </draw:line>
          <draw:line draw:style-name="gr2" draw:text-style-name="P1" draw:layer="layout" svg:x1="5.549cm" svg:y1="2.344cm" svg:x2="5.884cm" svg:y2="2.344cm">
            <text:p/>
          </draw:line>
          <draw:line draw:style-name="gr2" draw:text-style-name="P1" draw:layer="layout" svg:x1="5.204cm" svg:y1="2.821cm" svg:x2="5.549cm" svg:y2="2.964cm">
            <text:p/>
          </draw:line>
          <draw:line draw:style-name="gr2" draw:text-style-name="P1" draw:layer="layout" svg:x1="5.549cm" svg:y1="2.964cm" svg:x2="5.884cm" svg:y2="2.964cm">
            <text:p/>
          </draw:line>
          <draw:line draw:style-name="gr2" draw:text-style-name="P1" draw:layer="layout" svg:x1="5.204cm" svg:y1="2.324cm" svg:x2="5.244cm" svg:y2="2.324cm">
            <text:p/>
          </draw:line>
          <draw:line draw:style-name="gr2" draw:text-style-name="P1" draw:layer="layout" svg:x1="5.38cm" svg:y1="2.495cm" svg:x2="5.477cm" svg:y2="2.495cm">
            <text:p/>
          </draw:line>
        </draw:g>
        <draw:g draw:id="id3">
          <draw:glue-point draw:id="4" svg:x="-4.61cm" svg:y="3.587cm"/>
          <draw:custom-shape draw:style-name="gr1" draw:text-style-name="P1" draw:layer="layout" svg:width="0.436cm" svg:height="1.575cm" svg:x="6.549cm" svg:y="0.938cm">
            <text:p/>
            <draw:enhanced-geometry svg:viewBox="0 0 21600 21600" draw:glue-points="10800 0 3163 3163 0 10800 3163 18437 10800 21600 18437 18437 21600 10800 18437 3163" draw:text-areas="3163 3163 18437 18437" draw:type="ring" draw:modifiers="1581.4285714285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6.765cm" svg:y1="0.938cm" svg:x2="7.2cm" svg:y2="0.939cm">
            <text:p/>
          </draw:line>
          <draw:path draw:style-name="gr3" draw:text-style-name="P1" draw:layer="layout" svg:width="0.222cm" svg:height="1.492cm" svg:x="7.2cm" svg:y="0.939cm" svg:viewBox="0 0 223 1493" svg:d="m0 0c38 3 75 29 96 76s42 95 57 147c14 43 25 92 32 139 6 47 11 95 17 143 5 46 12 95 16 144 5 46 7 95 4 143l-1-10c3 48 1 97-3 143-5 49-12 98-17 144-5 48-11 96-17 143s-18 96-31 139c-16 52-62 95-83 142">
            <text:p/>
          </draw:path>
          <draw:path draw:style-name="gr3" draw:text-style-name="P1" draw:layer="layout" svg:width="0.272cm" svg:height="0.318cm" draw:transform="rotate (-1.24058003231734) translate (6.89021544893467cm 2.23809618442147cm)" svg:viewBox="0 0 273 319" svg:d="m0-11267c43 7 88-7 131-8 46-1 101-15 124-57 19-36 26-84 4-124s-55-73-90-102l-34-20-6-7">
            <text:p/>
          </draw:path>
          <draw:line draw:style-name="gr2" draw:text-style-name="P1" draw:layer="layout" svg:x1="6.59cm" svg:y1="2.838cm" svg:x2="6.59cm" svg:y2="2.341cm">
            <text:p/>
          </draw:line>
          <draw:line draw:style-name="gr2" draw:text-style-name="P1" draw:layer="layout" svg:x1="6.935cm" svg:y1="2.98cm" svg:x2="6.935cm" svg:y2="2.361cm">
            <text:p/>
          </draw:line>
          <draw:line draw:style-name="gr2" draw:text-style-name="P1" draw:layer="layout" svg:x1="7.27cm" svg:y1="2.98cm" svg:x2="7.27cm" svg:y2="2.361cm">
            <text:p/>
          </draw:line>
          <draw:line draw:style-name="gr2" draw:text-style-name="P1" draw:layer="layout" svg:x1="6.935cm" svg:y1="2.361cm" svg:x2="7.27cm" svg:y2="2.361cm">
            <text:p/>
          </draw:line>
          <draw:line draw:style-name="gr2" draw:text-style-name="P1" draw:layer="layout" svg:x1="6.59cm" svg:y1="2.838cm" svg:x2="6.935cm" svg:y2="2.981cm">
            <text:p/>
          </draw:line>
          <draw:line draw:style-name="gr2" draw:text-style-name="P1" draw:layer="layout" svg:x1="6.935cm" svg:y1="2.981cm" svg:x2="7.27cm" svg:y2="2.981cm">
            <text:p/>
          </draw:line>
          <draw:line draw:style-name="gr2" draw:text-style-name="P1" draw:layer="layout" svg:x1="6.59cm" svg:y1="2.341cm" svg:x2="6.63cm" svg:y2="2.341cm">
            <text:p/>
          </draw:line>
          <draw:line draw:style-name="gr2" draw:text-style-name="P1" draw:layer="layout" svg:x1="6.766cm" svg:y1="2.512cm" svg:x2="6.863cm" svg:y2="2.512cm">
            <text:p/>
          </draw:line>
        </draw:g>
        <draw:line draw:style-name="gr4" draw:text-style-name="P1" draw:layer="layout" svg:x1="3.191cm" svg:y1="1.011cm" svg:x2="0.576cm" svg:y2="0.995cm">
          <text:p/>
        </draw:line>
        <draw:line draw:style-name="gr4" draw:text-style-name="P1" draw:layer="layout" svg:x1="3.005cm" svg:y1="2.598cm" svg:x2="0.562cm" svg:y2="2.598cm">
          <text:p/>
        </draw:line>
        <draw:line draw:style-name="gr4" draw:text-style-name="P1" draw:layer="layout" svg:x1="0.56cm" svg:y1="0.995cm" svg:x2="0.56cm" svg:y2="2.598cm">
          <text:p/>
        </draw:line>
        <draw:line draw:style-name="gr5" draw:text-style-name="P1" draw:layer="layout" svg:x1="3.004cm" svg:y1="2.583cm" svg:x2="3.004cm" svg:y2="1.167cm">
          <text:p/>
        </draw:line>
        <draw:line draw:style-name="gr5" draw:text-style-name="P1" draw:layer="layout" svg:x1="3.004cm" svg:y1="1.167cm" svg:x2="0.28cm" svg:y2="1.167cm">
          <text:p/>
        </draw:line>
        <draw:line draw:style-name="gr5" draw:text-style-name="P1" draw:layer="layout" svg:x1="0.296cm" svg:y1="1.15cm" svg:x2="0.296cm" svg:y2="2.784cm">
          <text:p/>
        </draw:line>
        <draw:line draw:style-name="gr5" draw:text-style-name="P1" draw:layer="layout" svg:x1="0.296cm" svg:y1="2.785cm" svg:x2="2.801cm" svg:y2="2.785cm">
          <text:p/>
        </draw:line>
        <draw:line draw:style-name="gr5" draw:text-style-name="P1" draw:layer="layout" svg:x1="3.206cm" svg:y1="1.011cm" svg:x2="3.191cm" svg:y2="1.649cm">
          <text:p/>
        </draw:line>
        <draw:line draw:style-name="gr5" draw:text-style-name="P1" draw:layer="layout" svg:x1="2.786cm" svg:y1="2.785cm" svg:x2="2.77cm" svg:y2="1.774cm">
          <text:p/>
        </draw:line>
        <draw:line draw:style-name="gr5" draw:text-style-name="P1" draw:layer="layout" svg:x1="3.176cm" svg:y1="1.649cm" svg:x2="5.277cm" svg:y2="1.649cm">
          <text:p/>
        </draw:line>
        <draw:custom-shape draw:style-name="gr6" draw:text-style-name="P1" draw:layer="layout" svg:width="0.046cm" svg:height="0.109cm" svg:x="5.214cm" svg:y="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86cm" svg:y1="1.79cm" svg:x2="5.572cm" svg:y2="1.79cm">
          <text:p/>
        </draw:line>
        <draw:line draw:style-name="gr7" draw:text-style-name="P1" draw:layer="layout" svg:x1="5.572cm" svg:y1="1.789cm" svg:x2="6.039cm" svg:y2="1.789cm">
          <text:p/>
        </draw:line>
        <draw:line draw:style-name="gr5" draw:text-style-name="P1" draw:layer="layout" svg:x1="6.04cm" svg:y1="1.789cm" svg:x2="6.615cm" svg:y2="1.789cm">
          <text:p/>
        </draw:line>
        <draw:custom-shape draw:style-name="gr6" draw:text-style-name="P1" draw:layer="layout" svg:width="0.031cm" svg:height="0.078cm" svg:x="6.599cm" svg:y="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id="id1" draw:layer="layout" svg:width="2.132cm" svg:height="0.802cm" svg:x="2.801cm" svg:y="3.002cm">
          <draw:text-box>
            <text:p><text:span text:style-name="T1">کاربن کے بش</text:span></text:p>
          </draw:text-box>
          <draw:glue-point draw:id="4" svg:x="-2.007cm" svg:y="0.249cm"/>
        </draw:frame>
        <draw:connector draw:style-name="gr9" draw:text-style-name="P1" draw:layer="layout" draw:type="curve" svg:x1="4.933cm" svg:y1="3.403cm" svg:x2="5.6cm" svg:y2="2.964cm" draw:start-shape="id1" draw:start-glue-point="1" draw:end-shape="id2" draw:end-glue-point="2" svg:d="m4933 3403c445 0 667-146 667-439">
          <text:p/>
        </draw:connector>
        <draw:connector draw:style-name="gr9" draw:text-style-name="P1" draw:layer="layout" draw:type="curve" draw:line-skew="0.423cm" svg:x1="4.933cm" svg:y1="3.403cm" svg:x2="6.584cm" svg:y2="2.691cm" draw:start-shape="id1" draw:start-glue-point="1" draw:end-shape="id3" draw:end-glue-point="4" svg:d="m4933 3403c1846 0 1021-712 1651-712">
          <text:p/>
        </draw:connector>
        <draw:frame draw:style-name="gr8" draw:text-style-name="P2" draw:id="id4" draw:layer="layout" svg:width="2.098cm" svg:height="0.802cm" svg:x="3.159cm" svg:y="0.17cm">
          <draw:text-box>
            <text:p><text:span text:style-name="T1">تامبے کی نلی</text:span></text:p>
          </draw:text-box>
          <draw:glue-point draw:id="4" svg:x="1.641cm" svg:y="-5.012cm"/>
        </draw:frame>
        <draw:connector draw:style-name="gr9" draw:text-style-name="P1" draw:layer="layout" draw:type="curve" svg:x1="5.257cm" svg:y1="0.571cm" svg:x2="5.6cm" svg:y2="0.921cm" draw:start-shape="id4" draw:start-glue-point="1" draw:end-shape="id2" draw:end-glue-point="0" svg:d="m5257 571c229 0 343 116 343 350">
          <text:p/>
        </draw:connector>
        <draw:connector draw:style-name="gr9" draw:text-style-name="P1" draw:layer="layout" draw:type="curve" svg:x1="5.257cm" svg:y1="0.571cm" svg:x2="6.986cm" svg:y2="0.938cm" draw:start-shape="id4" draw:start-glue-point="1" draw:end-shape="id3" draw:end-glue-point="0" svg:d="m5257 571c969 0 807-68 997-164s732-222 732 531">
          <text:p/>
        </draw:connector>
        <draw:frame draw:style-name="gr8" draw:text-style-name="P2" draw:layer="layout" svg:width="1.852cm" svg:height="0.802cm" svg:x="0.778cm" svg:y="0.17cm">
          <draw:text-box>
            <text:p><text:span text:style-name="T1">گھومتا لچھا</text:span></text:p>
          </draw:text-box>
          <draw:glue-point draw:id="4" svg:x="1.641cm" svg:y="-5.012cm"/>
        </draw:frame>
        <draw:path draw:style-name="gr10" draw:text-style-name="P1" draw:layer="layout" svg:width="2.668cm" svg:height="0.956cm" draw:transform="rotate (-0.505272818452263) translate (6.27136624710995cm 2.10100026926377cm)" svg:viewBox="0 0 2669 957" svg:d="m0-1559c209-45 379 132 584 122 171-9 348-18 511-105 160-85 331-153 484-251 141-89 285-169 429-254l661-347">
          <text:p/>
        </draw:path>
        <draw:path draw:style-name="gr10" draw:text-style-name="P1" draw:layer="layout" svg:width="0.891cm" svg:height="0.977cm" draw:transform="rotate (-0.7853981633973) translate (7.94449999999824cm 2.15549999999992cm)" svg:viewBox="0 0 892 978" svg:d="m0-7209c183-1 156-243 298-407l594-571">
          <text:p/>
        </draw:path>
        <draw:line draw:style-name="gr9" draw:text-style-name="P1" draw:layer="layout" svg:x1="8.404cm" svg:y1="2.552cm" svg:x2="7.719cm" svg:y2="2.552cm">
          <text:p/>
        </draw:line>
        <draw:line draw:style-name="gr9" draw:text-style-name="P1" draw:layer="layout" svg:x1="7.813cm" svg:y1="3.268cm" svg:x2="8.498cm" svg:y2="3.268cm">
          <text:p/>
        </draw:line>
        <draw:frame draw:style-name="gr11" draw:layer="layout" svg:width="0.544cm" svg:height="0.529cm" svg:x="7.854cm" svg:y="2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9" draw:text-style-name="P1" draw:layer="layout" svg:x1="4.639cm" svg:y1="1.883cm" svg:x2="3.954cm" svg:y2="1.883cm">
          <text:p/>
        </draw:line>
        <draw:line draw:style-name="gr9" draw:text-style-name="P1" draw:layer="layout" svg:x1="3.97cm" svg:y1="1.572cm" svg:x2="4.655cm" svg:y2="1.572cm">
          <text:p/>
        </draw:line>
        <draw:frame draw:style-name="gr11" draw:layer="layout" svg:width="0.544cm" svg:height="0.529cm" svg:x="4.01cm" svg:y="1.0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0.544cm" svg:height="0.529cm" svg:x="4.025cm" svg:y="1.8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10T19:29:13</dc:date>
    <dc:creator>khalid khan</dc:creator>
    <meta:editing-duration>PT02H14M41S</meta:editing-duration>
    <meta:editing-cycles>14</meta:editing-cycles>
    <meta:generator>OpenOffice.org/3.1$Linux OpenOffice.org_project/310m19$Build-9420</meta:generator>
    <meta:document-statistic meta:object-count="5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>r</math:mi>
    </math:msub>
    <math:annotation math:encoding="StarMath 5.0">I_r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i>r</math:mi>
    </math:msub>
    <math:annotation math:encoding="StarMath 5.0">I_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I</math:mi>
      <math:mi>r</math:mi>
    </math:msub>
    <math:annotation math:encoding="StarMath 5.0">I_r</math:annotation>
  </math:semantics>
</math:math>
</file>